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88cm" fo:min-width="22.93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88cm" fo:min-width="17.33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left" draw:textarea-vertical-align="top" draw:auto-grow-height="false" fo:min-height="7.036cm" fo:min-width="22.88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1.188cm" fo:min-width="0.69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1.636cm" fo:min-width="4.98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628cm" fo:min-width="4.47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4.48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9cm" fo:min-width="1.082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cc3300" draw:marker-start-width="0cm" draw:marker-end-width="0cm" draw:fill="solid" draw:fill-color="#ffd320" draw:fill-hatch-solid="true" draw:textarea-horizontal-align="justify" draw:textarea-vertical-align="middle" draw:auto-grow-height="false" fo:min-height="0.959cm" fo:min-width="1.08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3cm" draw:fill="none" draw:fill-color="#ff8080" fo:min-height="1.976cm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width="0.3cm" draw:fill="none" draw:fill-color="#ff8080" fo:min-height="2.962cm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width="0.3cm" draw:fill="none" draw:fill-color="#ff8080" fo:min-height="1.695cm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width="0.3cm" draw:fill="none" draw:fill-color="#ff8080" fo:min-height="1.762cm" fo:padding-top="0.275cm" fo:padding-bottom="0.275cm" fo:padding-left="0.4cm" fo:padding-right="0.4cm"/>
    </style:style>
    <style:style style:name="gr14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6.933cm" fo:min-width="0.67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3cm" draw:fill="none" draw:fill-color="#ff8080" fo:min-height="2.542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1" fo:font-size="28pt" style:font-size-asian="28pt" style:font-size-complex="28pt"/>
    </style:style>
    <style:style style:name="P3" style:family="paragraph">
      <style:paragraph-properties fo:text-align="center"/>
      <style:text-properties style:font-name="Calibri1" fo:font-size="24pt" style:font-size-asian="24pt" style:font-size-complex="24pt"/>
    </style:style>
    <style:style style:name="T1" style:family="text">
      <style:text-properties style:font-name="Calibri1" fo:font-size="28pt" style:font-size-asian="28pt" style:font-size-complex="28pt"/>
    </style:style>
    <style:style style:name="T2" style:family="text">
      <style:text-properties style:font-name="Calibri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4cm" svg:height="3.7cm" svg:x="4.8cm" svg:y="16.8cm">
          <text:p text:style-name="P1"><text:span text:style-name="T1">User DQM Standalone 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4cm" svg:height="3.7cm" svg:x="10.4cm" svg:y="10.8cm">
          <text:p text:style-name="P1"><text:span text:style-name="T1">DQM Module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4cm" svg:height="7.9cm" svg:x="4.8cm" svg:y="0.6cm">
          <text:p text:style-name="P1"><text:span text:style-name="T1"><text:s text:c="5"/></text:span><text:span text:style-name="T1">DQM </text:span><text:span text:style-name="T1">Standalone </text:span><text:span text:style-name="T1">Module 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03.03759017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cm" svg:height="2.099cm" svg:x="13.9cm" svg:y="8.601cm">
          <text:p/>
          <draw:enhanced-geometry svg:viewBox="0 0 21600 21600" draw:text-areas="?f0 0 ?f2 ?f5" draw:type="down-arrow" draw:modifiers="10000.8 5422.837370242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5.8cm" svg:height="2.2cm" svg:x="8.9cm" svg:y="5.6cm">
          <text:p text:style-name="P1"><text:span text:style-name="T1">Quality </text:span></text:p>
          <text:p text:style-name="P1"><text:span text:style-name="T1">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4cm" svg:height="3.3cm" svg:x="22.9cm" svg:y="1cm">
          <text:p text:style-name="P1"><text:span text:style-name="T1">Alert</text:span></text:p>
          <text:p text:style-name="P1"><text:span text:style-name="T1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4cm" svg:height="3.2cm" svg:x="22.941cm" svg:y="4.9cm">
          <text:p text:style-name="P1"><text:span text:style-name="T1">Monitor </text:span></text:p>
          <text:p text:style-name="P1"><text:span text:style-name="T1">Element</text:span></text:p>
          <text:p text:style-name="P1"><text:span text:style-name="T1">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8cm" svg:height="2.2cm" svg:x="12.2cm" svg:y="2.6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8cm" svg:height="2.2cm" svg:x="15.5cm" svg:y="5.6cm">
          <text:p text:style-name="P1"><text:span text:style-name="T1">Monitor </text:span></text:p>
          <text:p text:style-name="P1"><text:span text:style-name="T1">el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cm" svg:height="2.7cm" svg:x="4.3cm" svg:y="17.3cm">
          <text:p/>
          <draw:enhanced-geometry svg:viewBox="0 0 21600 21600" draw:text-areas="0 ?f0 ?f5 ?f2" draw:type="right-arrow" draw:modifiers="14497.1514242879 5565.93854128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cm" svg:height="2.7cm" svg:x="28.4cm" svg:y="1.2cm">
          <text:p/>
          <draw:enhanced-geometry svg:viewBox="0 0 21600 21600" draw:text-areas="0 ?f0 ?f5 ?f2" draw:type="right-arrow" draw:modifiers="14497.1514242879 5565.93854128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cm" svg:height="2.7cm" svg:x="28.4cm" svg:y="1.201cm">
          <text:p/>
          <draw:enhanced-geometry svg:viewBox="0 0 21600 21600" draw:text-areas="0 ?f0 ?f5 ?f2" draw:type="right-arrow" draw:modifiers="14497.1514242879 5565.93854128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6cm" svg:height="2.099cm" svg:x="13.9cm" svg:y="14.601cm">
          <text:p/>
          <draw:enhanced-geometry svg:viewBox="0 0 21600 21600" draw:text-areas="?f0 0 ?f2 ?f5" draw:type="down-arrow" draw:modifiers="10000.8 5422.837370242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2.6cm" svg:height="2.099cm" draw:transform="rotate (-3.13757839631021) translate (26cm 16.69cm)">
          <text:p/>
          <draw:enhanced-geometry svg:viewBox="0 0 21600 21600" draw:text-areas="?f0 0 ?f2 ?f5" draw:type="down-arrow" draw:modifiers="10000.8 5422.837370242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2.6cm" svg:height="2.099cm" draw:transform="rotate (-3.13757839631021) translate (25.9cm 10.699cm)">
          <text:p/>
          <draw:enhanced-geometry svg:viewBox="0 0 21600 21600" draw:text-areas="?f0 0 ?f2 ?f5" draw:type="down-arrow" draw:modifiers="10000.8 5422.837370242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2cm" svg:height="2.7cm" svg:x="28.4cm" svg:y="5.2cm">
          <text:p/>
          <draw:enhanced-geometry svg:viewBox="0 0 21600 21600" draw:text-areas="0 ?f0 ?f5 ?f2" draw:type="right-arrow" draw:modifiers="14497.1514242879 5565.93854128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4.8cm" svg:height="2.526cm" svg:x="30cm" svg:y="1.174cm">
          <draw:text-box>
            <text:p text:style-name="P1"><text:span text:style-name="T1">Send alert</text:span></text:p>
          </draw:text-box>
        </draw:frame>
        <draw:frame draw:style-name="gr11" draw:text-style-name="P2" draw:layer="layout" svg:width="4.8cm" svg:height="3.512cm" svg:x="30.2cm" svg:y="5cm">
          <draw:text-box>
            <text:p text:style-name="P1"><text:span text:style-name="T1">Send monitor</text:span></text:p>
            <text:p text:style-name="P1"><text:span text:style-name="T1">elements</text:span></text:p>
          </draw:text-box>
        </draw:frame>
        <draw:frame draw:style-name="gr11" draw:text-style-name="P2" draw:layer="layout" svg:width="5.6cm" svg:height="3.512cm" svg:x="-0.5cm" svg:y="16.988cm">
          <draw:text-box>
            <text:p text:style-name="P1"><text:span text:style-name="T1">User </text:span></text:p>
            <text:p text:style-name="P1"><text:span text:style-name="T1">defined input data</text:span></text:p>
          </draw:text-box>
        </draw:frame>
        <draw:frame draw:style-name="gr12" draw:text-style-name="P3" draw:layer="layout" svg:width="4.544cm" svg:height="2.245cm" svg:x="25.456cm" svg:y="14.467cm">
          <draw:text-box>
            <text:p text:style-name="P1"><text:span text:style-name="T2">Query operation</text:span></text:p>
          </draw:text-box>
        </draw:frame>
        <draw:frame draw:style-name="gr13" draw:text-style-name="P3" draw:layer="layout" svg:width="4.8cm" svg:height="2.312cm" svg:x="25.1cm" svg:y="8.588cm">
          <draw:text-box>
            <text:p text:style-name="P1"><text:span text:style-name="T2">Perform operation</text:span></text:p>
          </draw:text-box>
        </draw:frame>
        <draw:frame draw:style-name="gr12" draw:text-style-name="P3" draw:layer="layout" svg:width="6.2cm" svg:height="2.245cm" svg:x="8.7cm" svg:y="8.555cm">
          <draw:text-box>
            <text:p text:style-name="P1"><text:span text:style-name="T2">Return request</text:span></text:p>
            <text:p text:style-name="P1"><text:span text:style-name="T2">result</text:span></text:p>
          </draw:text-box>
        </draw:frame>
        <draw:frame draw:style-name="gr12" draw:text-style-name="P3" draw:layer="layout" svg:width="6cm" svg:height="2.245cm" svg:x="8.723cm" svg:y="14.555cm">
          <draw:text-box>
            <text:p text:style-name="P1"><text:span text:style-name="T2">Return request</text:span></text:p>
            <text:p text:style-name="P1"><text:span text:style-name="T2">result</text:span></text:p>
          </draw:text-box>
        </draw:frame>
        <draw:custom-shape draw:style-name="gr14" draw:text-style-name="P1" draw:layer="layout" svg:width="2.6cm" svg:height="8.099cm" svg:x="5.6cm" svg:y="8.6cm">
          <text:p/>
          <draw:enhanced-geometry svg:viewBox="0 0 21600 21600" draw:text-areas="?f0 0 ?f2 ?f5" draw:type="down-arrow" draw:modifiers="17135.1219512195 5530.795847750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" draw:layer="layout" svg:width="3.8cm" svg:height="3.092cm" svg:x="2.7cm" svg:y="10.899cm">
          <draw:text-box>
            <text:p text:style-name="P1"><text:span text:style-name="T2">Notify </text:span></text:p>
            <text:p text:style-name="P1"><text:span text:style-name="T2">user modu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6-07-13T02:30:38.491242506</dc:date>
    <meta:editing-duration>PT28M45S</meta:editing-duration>
    <meta:editing-cycles>4</meta:editing-cycles>
    <meta:generator>LibreOffice/4.3.3.2$Linux_x86 LibreOffice_project/430m0$Build-2</meta:generator>
    <meta:document-statistic meta:object-count="25"/>
  </office:meta>
</office:document-meta>
</file>